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Quotations" style:list-style-name="L3">
      <style:paragraph-properties fo:margin-left="0.998cm" fo:margin-right="0.998cm" fo:text-indent="0cm" style:auto-text-indent="false"/>
      <style:text-properties fo:language="ru" fo:country="RU"/>
    </style:style>
    <style:style style:name="P79" style:family="paragraph" style:parent-style-name="Heading_20_1" style:master-page-name="Right_20_Page">
      <style:paragraph-properties style:page-number="3"/>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Heading_20_3">
      <style:paragraph-properties fo:break-before="page"/>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Heading_20_4">
      <style:paragraph-properties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text-properties style:use-window-font-color="true" fo:font-style="normal" style:font-style-asian="normal" style:font-style-complex="normal"/>
    </style:style>
    <style:style style:name="P96" style:family="paragraph" style:parent-style-name="Text_20_body" style:list-style-name="диалог">
      <style:text-properties style:use-window-font-color="true" fo:font-style="normal" style:font-style-asian="normal" style:font-style-complex="normal"/>
    </style:style>
    <style:style style:name="P97"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8"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9" style:family="paragraph" style:parent-style-name="Text_20_body" style:list-style-name="диалог">
      <style:text-properties style:use-window-font-color="true" style:text-underline-style="none"/>
    </style:style>
    <style:style style:name="P100" style:family="paragraph" style:parent-style-name="Text_20_body" style:list-style-name="L4">
      <style:text-properties style:use-window-font-color="true" style:text-underline-style="none"/>
    </style:style>
    <style:style style:name="P101" style:family="paragraph" style:parent-style-name="Text_20_body" style:list-style-name="List_20_1">
      <style:text-properties style:use-window-font-color="true" style:text-underline-style="none" fo:font-weight="normal" style:font-weight-asian="normal" style:font-weight-complex="normal"/>
    </style:style>
    <style:style style:name="P102" style:family="paragraph" style:parent-style-name="Text_20_body" style:list-style-name="List_20_1">
      <style:text-properties style:use-window-font-color="true" style:text-underline-style="none" fo:font-weight="bold" style:font-weight-asian="bold" style:font-weight-complex="bold"/>
    </style:style>
    <style:style style:name="P103" style:family="paragraph" style:parent-style-name="Text_20_body" style:list-style-name="диалог">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5" style:family="paragraph" style:parent-style-name="Text_20_body" style:list-style-name="List_20_1">
      <style:text-properties style:use-window-font-color="true" style:text-underline-style="solid" style:text-underline-width="auto" style:text-underline-color="font-color"/>
    </style:style>
    <style:style style:name="P106"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7" style:family="paragraph" style:parent-style-name="Text_20_body" style:list-style-name="L4">
      <style:text-properties style:use-window-font-color="true"/>
    </style:style>
    <style:style style:name="P108" style:family="paragraph" style:parent-style-name="Text_20_body" style:list-style-name="L5">
      <style:text-properties style:use-window-font-color="true"/>
    </style:style>
    <style:style style:name="P109" style:family="paragraph" style:parent-style-name="Text_20_body" style:list-style-name="диалог">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normal" style:font-weight-asian="normal" style:font-weight-complex="normal"/>
    </style:style>
    <style:style style:name="P111" style:family="paragraph" style:parent-style-name="Text_20_body" style:list-style-name="List_20_1">
      <style:text-properties style:use-window-font-color="true" fo:font-weight="bold" style:font-weight-asian="bold" style:font-weight-complex="bold"/>
    </style:style>
    <style:style style:name="P112"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3" style:family="paragraph" style:parent-style-name="Text_20_body" style:list-style-name="диалог"/>
    <style:style style:name="P114" style:family="paragraph" style:parent-style-name="Text_20_body" style:list-style-name="список_20_перечисление"/>
    <style:style style:name="P115" style:family="paragraph" style:parent-style-name="Text_20_body" style:list-style-name="L2">
      <style:paragraph-properties fo:text-align="justify" style:justify-single-word="false"/>
    </style:style>
    <style:style style:name="P116" style:family="paragraph" style:parent-style-name="Text_20_body" style:list-style-name="диалог">
      <style:paragraph-properties fo:text-align="justify" style:justify-single-word="false"/>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список_20_перечисление">
      <style:text-properties fo:language="ru" fo:country="RU"/>
    </style:style>
    <style:style style:name="P124" style:family="paragraph" style:parent-style-name="Text_20_body" style:list-style-name="List_20_4">
      <style:text-properties fo:language="ru" fo:country="RU" fo:font-weight="bold" style:font-weight-asian="bold" style:font-weight-complex="bold"/>
    </style:style>
    <style:style style:name="P125" style:family="paragraph" style:parent-style-name="Text_20_body" style:list-style-name="List_20_5">
      <style:text-properties fo:language="ru" fo:country="RU"/>
    </style:style>
    <style:style style:name="P126" style:family="paragraph" style:parent-style-name="Text_20_body" style:list-style-name="List_20_2"/>
    <style:style style:name="P127" style:family="paragraph" style:parent-style-name="Text_20_body" style:list-style-name="List_20_2">
      <style:text-properties fo:font-weight="bold" style:font-weight-asian="bold" style:font-weight-complex="bold"/>
    </style:style>
    <style:style style:name="P128" style:family="paragraph" style:parent-style-name="Text_20_body" style:list-style-name="List_20_1">
      <style:text-properties fo:font-weight="bold" style:font-weight-asian="bold" style:font-weight-complex="bold"/>
    </style:style>
    <style:style style:name="P129" style:family="paragraph" style:parent-style-name="Text_20_body" style:list-style-name="List_20_2">
      <style:text-properties fo:font-weight="normal" style:font-weight-asian="normal" style:font-weight-complex="normal"/>
    </style:style>
    <style:style style:name="P130" style:family="paragraph" style:parent-style-name="Text_20_body" style:list-style-name="List_20_3">
      <style:text-properties fo:font-weight="normal" style:font-weight-asian="normal" style:font-weight-complex="normal"/>
    </style:style>
    <style:style style:name="P131" style:family="paragraph" style:parent-style-name="Text_20_body" style:list-style-name="List_20_1">
      <style:text-properties fo:font-weight="normal" style:font-weight-asian="normal" style:font-weight-complex="normal"/>
    </style:style>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4"/>
    <style:style style:name="P135" style:family="paragraph" style:parent-style-name="Text_20_body" style:list-style-name="L5"/>
    <style:style style:name="P136"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7"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8" style:family="paragraph" style:parent-style-name="Text_20_body" style:list-style-name="диалог">
      <style:paragraph-properties fo:margin-left="0cm" fo:margin-right="0cm" fo:text-indent="0cm" style:auto-text-indent="false"/>
      <style:text-properties style:use-window-font-color="true"/>
    </style:style>
    <style:style style:name="P139"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0"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3"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79"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6991404766704974978"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58371502347345055" text:style-name="диалог">
        <text:list-item>
          <text:p text:style-name="P88">Ты переживаешь напрасно!</text:p>
        </text:list-item>
      </text:list>
      <text:p text:style-name="P12"><text:soft-page-break/>Или:</text:p>
      <text:list xml:id="list41492647"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1472980"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35</dc:date><text:p text:style-name="P144"><text:span text:style-name="T63">эмпатия</text:span></text:p><text:p text:style-name="P144"><text:span text:style-name="T63">эмпатии</text:span></text:p><text:p text:style-name="P144"><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3991893353891632276"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36</dc:date><text:p text:style-name="P144"><text:span text:style-name="T63">«психоанализ»</text:span></text:p><text:p text:style-name="P144"><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476217"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172079438959645296" text:style-name="L2">
        <text:list-header>
          <text:p text:style-name="P115"><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37</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488204" text:continue-list="list41472980"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479974" text:continue-list="list41476217"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0" text:outline-level="1"><text:s/>Часть 1. <text:line-break/>Воспоминания</text:h>
      <text:p text:style-name="P66"/>
      <text:h text:style-name="P81"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1"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487219" text:continue-list="list41488204"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468157"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486157"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463054"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486719"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1"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493515"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466376"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461672"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1"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479858"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471443"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1"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461761"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465418"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478829"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471686" text:continue-numbering="true" text:style-name="диалог">
        <text:list-item>
          <text:p text:style-name="P88">Мы же живем вместе, что тебе еще надо?!</text:p>
        </text:list-item>
      </text:list>
      <text:p text:style-name="P12">Или:</text:p>
      <text:list xml:id="list41484785"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476237" text:continue-numbering="true" text:style-name="диалог">
        <text:list-item>
          <text:p text:style-name="P88">Что ты выдумываешь?</text:p>
        </text:list-item>
      </text:list>
      <text:p text:style-name="P12"><text:soft-page-break/>Или:</text:p>
      <text:list xml:id="list41474350"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483264"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471914"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466328" text:continue-list="list41479974"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1"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467780" text:continue-list="list41471914"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469656" text:continue-numbering="true" text:style-name="диалог">
        <text:list-item>
          <text:p text:style-name="P88">Уже лучше.</text:p>
        </text:list-item>
        <text:list-item>
          <text:p text:style-name="P88">Ну это уже куда не шло!..</text:p>
        </text:list-item>
      </text:list>
      <text:p text:style-name="P12">Или:</text:p>
      <text:list xml:id="list41482515"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489963"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467457"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465825" text:continue-list="list41466328"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1"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477532" text:continue-list="list41467457"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483293"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470780"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488632"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493946"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482270"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469874"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1"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474735" text:continue-numbering="true" text:style-name="диалог">
        <text:list-item>
          <text:p text:style-name="P88">Я вчера ходил в кино.</text:p>
        </text:list-item>
      </text:list>
      <text:p text:style-name="P12">Мы едем в за город отдыхать, он скажет:</text:p>
      <text:list xml:id="list41474750"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465081"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469634"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476339"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1472245" text:continue-numbering="true" text:style-name="диалог">
        <text:list-item>
          <text:p text:style-name="P116"><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483685"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490468"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476846"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484271"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487420"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478938"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482797"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477406"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470531"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491878"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483521"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479326"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1"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477680"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487352" text:continue-numbering="true" text:style-name="диалог">
        <text:list-item>
          <text:p text:style-name="P116"><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476130" text:continue-numbering="true" text:style-name="диалог">
        <text:list-item>
          <text:p text:style-name="P116"><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475154" text:continue-numbering="true" text:style-name="диалог">
        <text:list-item>
          <text:p text:style-name="P88">Неужели тебе нравятся такое общение!?</text:p>
        </text:list-item>
      </text:list>
      <text:p text:style-name="P25">Ответ всегда был один:</text:p>
      <text:list xml:id="list41476648"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481256" text:continue-list="list41465825"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474968" text:continue-list="list41476648"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481525"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9178281963775718724"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484303" text:continue-list="list41481525"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468459"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1"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473756"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467632"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463483"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474049"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476154"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464231" text:continue-numbering="true" text:style-name="диалог">
        <text:list-item>
          <text:p text:style-name="P92">Пойдем купим тебе что-нибудь новое.</text:p>
        </text:list-item>
      </text:list>
      <text:p text:style-name="P3">Он отвечал:</text:p>
      <text:list xml:id="list41475205"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494057"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464695"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464343"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472781"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461858"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1"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489344"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489386"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484347"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491087"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1483437"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489972"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1472115"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1482734"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479889"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1"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487982"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483836"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494164" text:continue-numbering="true" text:style-name="диалог">
        <text:list-item>
          <text:p text:style-name="P92">А я тут при чем?!</text:p>
        </text:list-item>
      </text:list>
      <text:p text:style-name="P3">Или:</text:p>
      <text:list xml:id="list41474876"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465193"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482980"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466140" text:continue-numbering="true" text:style-name="диалог">
        <text:list-item>
          <text:p text:style-name="P113"><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480817"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470644"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1473175"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1476251"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474690"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1"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484841"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1467288"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1475284"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488502"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1480127"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1490635"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478316"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482479" text:continue-numbering="true" text:style-name="диалог">
        <text:list-item>
          <text:p text:style-name="P92">Ну говорил, так говорил... Я снова все напутала.</text:p>
          <text:p text:style-name="P138"/>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477542" text:continue-numbering="true" text:style-name="диалог">
        <text:list-item>
          <text:p text:style-name="P92">Но ведь было же!</text:p>
        </text:list-item>
      </text:list>
      <text:p text:style-name="P3">Но мне повторяли и повторяли:</text:p>
      <text:list xml:id="list41463671"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461982"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477130"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482386"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481289"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1480943"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486471"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492053"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482141" text:continue-numbering="true" text:style-name="диалог">
        <text:list-item>
          <text:p text:style-name="P92">Да все считают, что ты неадекватная!</text:p>
        </text:list-item>
      </text:list>
      <text:p text:style-name="P3">Или:</text:p>
      <text:list xml:id="list41484389"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466411"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491126"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480442"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476661"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475938"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1463415" text:continue-numbering="true" text:style-name="диалог">
        <text:list-item>
          <text:p text:style-name="P113"><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3"><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484765"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1"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470077"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478698"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467065"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489848"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1480814" text:continue-list="list9178281963775718724"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474093" text:continue-list="list41489848"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474696"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485114"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474707"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483819"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1"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483438"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472722"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481012"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493156"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1"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465803"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471597"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486088"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462700"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1"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469604"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467526"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488951"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477146"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1"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470657"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482334"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494413"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1"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491441"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483062" text:continue-list="list41480814"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492875" text:continue-list="list41491441"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1"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465307"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461749"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465273"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3"><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471152"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468357"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1"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485473"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494016"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472908"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478047" text:continue-numbering="true" text:style-name="диалог">
        <text:list-item>
          <text:p text:style-name="P92">Это я тебя заблокировал у нее на телефоне.</text:p>
        </text:list-item>
      </text:list>
      <text:p text:style-name="P3">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492532"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482051"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488949"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466291"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488428"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468962"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3">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478053"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1471658"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465312"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466028" text:continue-numbering="true" text:style-name="диалог">
        <text:list-item>
          <text:p text:style-name="P113"><text:soft-page-break/><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1492341" text:continue-numbering="true" text:style-name="диалог">
        <text:list-item>
          <text:p text:style-name="P113"><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489472"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490014"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Важно, не как мое, а <text:span text:style-name="T1">важнее</text:span>, чем мое!</text:p>
      <text:p text:style-name="P3">Я нашла диалог с его другом, к которому он обратился за советом по ухаживанию за ней:</text:p>
      <text:list xml:id="list41491133"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113"><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1">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461994" text:continue-list="list41481256" text:style-name="список_20_перечисление">
        <text:list-item>
          <text:p text:style-name="P94">на людях — привязанность к жертве. Окружающие умиляются такой замечательной парой!</text:p>
        </text:list-item>
        <text:list-item>
          <text:p text:style-name="P9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466437" text:continue-list="list41491133" text:style-name="диалог">
        <text:list-item>
          <text:p text:style-name="P113"><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478560"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pan text:style-name="T1">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462929" text:continue-numbering="true" text:style-name="диалог">
        <text:list-item>
          <text:p text:style-name="P92"><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7">Да, я потрахаться хоте</text:span>л», но «<text:span text:style-name="T7">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467697"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1">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470394" text:continue-numbering="true" text:style-name="диалог">
        <text:list-item>
          <text:p text:style-name="P113"><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8">моей доброты и честности, видимо, не хватает</text:span><text:span text:style-name="T23">...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 * *</text:p>
      <text:list xml:id="list41493721"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7">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1491844" text:continue-numbering="true" text:style-name="диалог">
        <text:list-item>
          <text:p text:style-name="P92">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477858" text:continue-numbering="true" text:style-name="диалог">
        <text:list-item>
          <text:p text:style-name="P113"><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text:span><text:soft-page-break/><text:span text:style-name="T23">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41466971"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485354"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483589" text:continue-numbering="true" text:style-name="диалог">
        <text:list-item>
          <text:p text:style-name="P92">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477329"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1461834"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1473924"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477400" text:continue-numbering="true" text:style-name="диалог">
        <text:list-item>
          <text:p text:style-name="P113"><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 — почти навзрыд причитал он.</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488900" text:continue-numbering="true" text:style-name="диалог">
        <text:list-item>
          <text:p text:style-name="P92"><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1"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473024"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490120" text:continue-numbering="true" text:style-name="диалог">
        <text:list-item>
          <text:p text:style-name="P113"><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470829"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1">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1464063"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1">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1">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41469577" text:continue-numbering="true" text:style-name="диалог">
        <text:list-item>
          <text:p text:style-name="P9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41484589"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3">На следующее утро он прислал сообщение. В отличии от всех предыдущих посылов,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text:span><text:soft-page-break/><text:span text:style-name="T13">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1">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1"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465272" text:continue-numbering="true" text:style-name="диалог">
        <text:list-item>
          <text:p text:style-name="P92">Что, ручки из жопы?</text:p>
        </text:list-item>
      </text:list>
      <text:p text:style-name="P3"><text:soft-page-break/>Или:</text:p>
      <text:list xml:id="list41461831"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Это мой неправдивый аргумент?..<text:span text:style-name="T52">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461748" text:continue-list="list41461994" text:style-name="список_20_перечисление">
        <text:list-item>
          <text:p text:style-name="P94">вам необходимо осознать, что вами манипулируют (или манипулировали);</text:p>
        </text:list-item>
        <text:list-item>
          <text:p text:style-name="P94">вам необходимо избавиться от иллюзий</text:p>
        </text:list-item>
        <text:list-item>
          <text:p text:style-name="P114"><text:span text:style-name="T23">вам необходимо вдолбить себе в голову (!), зарубить себе на носу, что </text:span><text:span text:style-name="_31__20_Text"><text:span text:style-name="T23">ВЫ НИ В ЧЕМ НЕ ВИНОВАТЫ</text:span></text:span><text:span text:style-name="T26">!</text:span></text:p>
        </text:list-item>
      </text:list>
      <text:p text:style-name="P3">Осознание факта манипуляций даст вам ответ на большинство ваших вопросов, таких, как:</text:p>
      <text:list xml:id="list41470950" text:continue-list="list41461831"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466996"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0"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1"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3"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469467" text:continue-numbering="true" text:style-name="диалог">
        <text:list-item>
          <text:p text:style-name="P117">Вашей маме зять не нужен?</text:p>
        </text:list-item>
      </text:list>
      <text:p text:style-name="P29">И заканчивая какими-то более экстравагантными:</text:p>
      <text:list xml:id="list41485815" text:continue-numbering="true" text:style-name="диалог">
        <text:list-item>
          <text:p text:style-name="P117">Твой отец случайно не хлеб?</text:p>
        </text:list-item>
        <text:list-item>
          <text:p text:style-name="P117">В каком смысле?</text:p>
        </text:list-item>
        <text:list-item>
          <text:p text:style-name="P117">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493491" text:continue-numbering="true" text:style-name="диалог">
        <text:list-item>
          <text:p text:style-name="P117">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489805" text:continue-numbering="true" text:style-name="диалог">
        <text:list-item>
          <text:p text:style-name="P117">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480580" text:continue-numbering="true" text:style-name="диалог">
        <text:list-item>
          <text:p text:style-name="P117">Ты одна тут?</text:p>
        </text:list-item>
      </text:list>
      <text:p text:style-name="P29">И вы говорите, мол:</text:p>
      <text:list xml:id="list41472254" text:continue-numbering="true" text:style-name="диалог">
        <text:list-item>
          <text:p text:style-name="P117"><text:soft-page-break/>Нет, я с подругой. Она сейчас подойдет... — недоумевая, что этот незнакомец от вас хочет.</text:p>
        </text:list-item>
      </text:list>
      <text:p text:style-name="P29">На что он отвечает:</text:p>
      <text:list xml:id="list41486179" text:continue-numbering="true" text:style-name="диалог">
        <text:list-item>
          <text:p text:style-name="P117">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490667" text:continue-numbering="true" text:style-name="диалог">
        <text:list-item>
          <text:p text:style-name="P117">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из моего личного опыта. Однажды вечером мне звонит знакомый, поведение которого явно говорит о том, что я ему нравлюсь:</text:p>
      <text:list xml:id="list41479325" text:continue-numbering="true" text:style-name="диалог">
        <text:list-item>
          <text:p text:style-name="P117">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493849" text:continue-numbering="true" text:style-name="диалог">
        <text:list-item>
          <text:p text:style-name="P117">Яна, блять, что ты от меня хочешь?..</text:p>
        </text:list-item>
      </text:list>
      <text:p text:style-name="P29">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466285" text:continue-numbering="true" text:style-name="диалог">
        <text:list-item>
          <text:p text:style-name="P117">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3">ными в себе, избавиться от своих комплексов и </text:span><text:span text:style-name="T14">завести от</text:span><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46437151146836107" text:style-name="L3">
        <text:list-header>
          <text:p text:style-name="P78"><text:s/>— А это как?</text:p>
          <text:p text:style-name="P78"><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text:soft-page-break/>Филипп Богачев, «Секреты уличных знакомств»</text:p>
      <text:p text:style-name="P26"/>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5"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6134452359093963192" text:style-name="List_20_2">
        <text:list-item>
          <text:p text:style-name="P127">Кластер <text:span text:style-name="T42">A</text:span><text:span text:style-name="T8">:</text:span></text:p>
          <text:list>
            <text:list-item>
              <text:p text:style-name="P129">Параноидное;</text:p>
            </text:list-item>
            <text:list-item>
              <text:p text:style-name="P129">Шизоидное;</text:p>
            </text:list-item>
            <text:list-item>
              <text:p text:style-name="P129">Шизотипическое.</text:p>
              <text:p text:style-name="P126"><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6"><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6"><text:span text:style-name="T7">Кластер </text:span><text:span text:style-name="T47">B</text:span><text:span text:style-name="T8">:</text:span></text:p>
          <text:list>
            <text:list-item>
              <text:p text:style-name="P129">Антисоциальное;</text:p>
            </text:list-item>
            <text:list-item>
              <text:p text:style-name="P129">Пограничное;</text:p>
            </text:list-item>
            <text:list-item>
              <text:p text:style-name="P129">Истерическое;</text:p>
            </text:list-item>
            <text:list-item>
              <text:p text:style-name="P129">Нарциссическое.</text:p>
              <text:p text:style-name="P126"><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text:soft-page-break/>Их эмоциональное состояние описывается, как драматическое, тревожное, непредсказуемое и нестабильное.</text:p>
            </text:list-item>
          </text:list>
        </text:list-item>
        <text:list-item>
          <text:p text:style-name="P139"><text:span text:style-name="T13">Кластер </text:span><text:span text:style-name="T42">C</text:span><text:span text:style-name="T21">:</text:span></text:p>
          <text:list>
            <text:list-item>
              <text:p text:style-name="P140">Избегающее;</text:p>
            </text:list-item>
            <text:list-item>
              <text:p text:style-name="P140">Зависимое;</text:p>
            </text:list-item>
            <text:list-item>
              <text:p text:style-name="P140">Обсессивно-компульсивное.</text:p>
              <text:p text:style-name="P139"><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40">Их поведение описывается, как антиобщественное, <text:s/>замкнутое, неуверенное и чрезвычайно чувствительное.</text:p>
              <text:p text:style-name="P140">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481040" text:continue-list="list41483062" text:style-name="List_20_1">
        <text:list-item text:start-value="1">
          <text:p text:style-name="P142">заметная дисгармония в поведении:</text:p>
          <text:list>
            <text:list-item>
              <text:p text:style-name="P141">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1">возбудимость;</text:p>
            </text:list-item>
            <text:list-item>
              <text:p text:style-name="P141">расстройство контроля побуждений:</text:p>
              <text:list>
                <text:list-item>
                  <text:p text:style-name="P14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1">нарастающее напряжение, возникающее перед совершением действия, повышение физической и психической активности;</text:p>
                </text:list-item>
                <text:list-item>
                  <text:p text:style-name="P141">возникновение ощущения радости и облегчения во время совершения действия.</text:p>
                </text:list-item>
              </text:list>
            </text:list-item>
            <text:list-item>
              <text:p text:style-name="P141">нарушение в процессах восприятия и мышления;</text:p>
            </text:list-item>
            <text:list-item>
              <text:p text:style-name="P141">изменение в стиле отношения к окружающим;</text:p>
            </text:list-item>
          </text:list>
        </text:list-item>
        <text:list-item>
          <text:p text:style-name="P141">хроническое проявление аномального поведения, возникшее давно;</text:p>
        </text:list-item>
        <text:list-item>
          <text:p text:style-name="P141">нарушение адаптации к широкому диапазону личностных и социальных ситуаций в связи с аномальным стилем поведения;</text:p>
        </text:list-item>
        <text:list-item>
          <text:p text:style-name="P141"><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1">обычно, но не всегда — существенное ухудшение профессиональной и социальной продуктивности.</text:p>
        </text:list-item>
        <text:list-item>
          <text:p text:style-name="P141">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578698729613428383" text:style-name="List_20_3">
        <text:list-item>
          <text:p text:style-name="P130">отсутствие расстройства личности и существенных критериев личностного расстройства;</text:p>
        </text:list-item>
        <text:list-item>
          <text:p text:style-name="P130">личностное затруднение:</text:p>
          <text:p text:style-name="P130">наличие подпороговых критериев одного или нескольких расстройств личности;</text:p>
        </text:list-item>
        <text:list-item>
          <text:p text:style-name="P130">простое расстройство личности:</text:p>
          <text:p text:style-name="P130">наличие существенных критериев одного или нескольких расстройств в рамках одного кластера;</text:p>
        </text:list-item>
        <text:list-item>
          <text:p text:style-name="P130">сложное (диффузное) расстройство личности:</text:p>
          <text:p text:style-name="P130">наличие существенных критериев одного или нескольких расстройств личности в рамках нескольких кластеров;</text:p>
        </text:list-item>
        <text:list-item>
          <text:p text:style-name="P130">тяжелое расстройство личности:</text:p>
          <text:p text:style-name="P130"><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487379" text:continue-list="list41461748" text:style-name="список_20_перечисление">
        <text:list-item>
          <text:p text:style-name="P114">компенсация негативных проявлений;</text:p>
        </text:list-item>
        <text:list-item>
          <text:p text:style-name="P114">адаптация к обществу;</text:p>
        </text:list-item>
        <text:list-item>
          <text:p text:style-name="P114">снижение уровня тревожности;</text:p>
        </text:list-item>
        <text:list-item>
          <text:p text:style-name="P114">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5"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464999" text:continue-numbering="true" text:style-name="список_20_перечисление">
        <text:list-item>
          <text:p text:style-name="P123">чрезмерная чувствительность к неудачам и отказам;</text:p>
        </text:list-item>
        <text:list-item>
          <text:p text:style-name="P123">постоянное недовольство окружающими, неумение прощать оскорбления, причинение ущерба, высокомерное поведение;</text:p>
        </text:list-item>
        <text:list-item>
          <text:p text:style-name="P123">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3">воинственно-щепетильное, не соответствующее фактической ситуации отношение к вопросам, связанным с правами личности;</text:p>
        </text:list-item>
        <text:list-item>
          <text:p text:style-name="P123">возобновляющиеся неоправданные подозрения в неверности сексуального партнера;</text:p>
        </text:list-item>
        <text:list-item>
          <text:p text:style-name="P123">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но он </text:span><text:span text:style-name="T14">настаивает</text:span><text:span text:style-name="T13"> на факте измены, пытаясь узнать </text:span><text:span text:style-name="T14">с кем</text:span><text:span text:style-name="T13">.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oft-page-break/><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pan text:style-name="T21">носится! Может выступать предвестником шизофрении и бредовых расстройств.</text:span></text:p>
      <text:h text:style-name="P85"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473876"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парадоксально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5"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483089"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из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4"><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486297" text:continue-list="list41481040" text:style-name="List_20_1">
        <text:list-item text:start-value="1">
          <text:p text:style-name="P128">Латентный или пассивный социопат.</text:p>
          <text:p text:style-name="P131">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1">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8">Активный социопат.</text:p>
          <text:p text:style-name="P131">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1">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5"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476997" text:continue-list="list41483089"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1142772239977514057" text:style-name="List_20_4">
        <text:list-item>
          <text:p text:style-name="P124">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2"><text:span text:style-name="T21">склонность к сексуальной распущенности</text:span><text:span text:style-name="T46">.</text:span></text:p>
            </text:list-item>
          </text:list>
          <text:p text:style-name="P132"><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4">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2"><text:soft-page-break/>Из-за склонности к внушаемости и фантазированию, сферы его интересов постоянно меняются.</text:p>
          <text:p text:style-name="P132"><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5"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471158" text:continue-list="list41476997"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475268" text:continue-numbering="true" text:style-name="список_20_перечисление">
        <text:list-item>
          <text:p text:style-name="P114">«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4">«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4">«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5"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709397853432606335" text:style-name="List_20_5">
        <text:list-item>
          <text:p text:style-name="P118">Значительные нарушения функционирования личности:</text:p>
          <text:list>
            <text:list-item>
              <text:p text:style-name="P118">Нарушения в собственном функционировании</text:p>
              <text:p text:style-name="P133"><text:span text:style-name="T46">(a </text:span><text:span text:style-name="T21">или </text:span><text:span text:style-name="T46">b)</text:span><text:span text:style-name="T45">:</text:span></text:p>
              <text:list>
                <text:list-item>
                  <text:p text:style-name="P118">Идеинтичность.</text:p>
                  <text:p text:style-name="P118">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8">Неадекватная самооценка, которая может быть завышенной или заниженной, которая колеблется между крайностями.</text:p>
                  <text:p text:style-name="P118">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8">Опора на себя.</text:p>
                  <text:p text:style-name="P118">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8">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8">Зачастую не осознает собственных мотивов.</text:p>
                </text:list-item>
              </text:list>
            </text:list-item>
            <text:list-item>
              <text:p text:style-name="P118">Нарушения в межперсональном функционировании</text:p>
              <text:p text:style-name="P125"><text:span text:style-name="T44">(a </text:span><text:span text:style-name="T3">или </text:span><text:span text:style-name="T44">b)</text:span><text:span text:style-name="T45">:</text:span></text:p>
              <text:list>
                <text:list-item>
                  <text:p text:style-name="P118">Отсутствие эмпатии.</text:p>
                  <text:p text:style-name="P118">Нарушенная способность признавать чувства других людей или идентифицировать себя с их чувствами.</text:p>
                  <text:p text:style-name="P118">Чрезмерно настроены на реакции других, но только если эти реакции имеют к нему отношение.</text:p>
                  <text:p text:style-name="P118">Переоценка или недооценка собственного влияния на других.</text:p>
                </text:list-item>
                <text:list-item>
                  <text:p text:style-name="P118">Близость.</text:p>
                  <text:p text:style-name="P118">Считает, что отношения нужны для «обслуживания» его самооценки.</text:p>
                  <text:p text:style-name="P118">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8">Патологические черты личности в следующих областях:</text:p>
          <text:list>
            <text:list-item>
              <text:p text:style-name="P118"><text:soft-page-break/>Антагонизм (соперничество и соревнование), характеризующийся:</text:p>
              <text:list>
                <text:list-item>
                  <text:p text:style-name="P118">Грандиозностью.</text:p>
                  <text:p text:style-name="P118">Явное или скрытое чувство, что ему все должны.</text:p>
                  <text:p text:style-name="P118">Эгоцентризм, уверенность в собственном превосходстве.</text:p>
                  <text:p text:style-name="P118">Снисходительное отношение к другим.</text:p>
                </text:list-item>
                <text:list-item>
                  <text:p text:style-name="P118">Привлечение внимания.</text:p>
                  <text:p text:style-name="P118">Чрезмерные попытки привлечь внимание других и быть в центе внимания.</text:p>
                  <text:p text:style-name="P118">Поиск восхищения.</text:p>
                </text:list-item>
              </text:list>
            </text:list-item>
          </text:list>
        </text:list-item>
        <text:list-item>
          <text:p text:style-name="P118">Вышеперечисленные личностные нарушения стабильны во времени и проявляются в разных жизненных ситуациях.</text:p>
        </text:list-item>
        <text:list-item>
          <text:p text:style-name="P118">Вышеперечисленные личностные нарушения не соответствуют культурной среде.</text:p>
        </text:list-item>
        <text:list-item>
          <text:p text:style-name="P118">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его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5"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470276" text:continue-list="list41475268" text:style-name="список_20_перечисление">
        <text:list-item>
          <text:p text:style-name="P119">необоснованная критика или презрение по отношению к собеседнику;</text:p>
        </text:list-item>
        <text:list-item>
          <text:p text:style-name="P119">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9">конфликтность, раздражительность и упрямство при необходимости выполнять нежелательные задачи;</text:p>
        </text:list-item>
        <text:list-item>
          <text:p text:style-name="P119">намеренно плохая или медленная работа при выполнении нежелательных задач;</text:p>
        </text:list-item>
        <text:list-item>
          <text:p text:style-name="P119">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9">избегающее поведение при выполнении обязательств, которое оправдывается забывчивостью;</text:p>
        </text:list-item>
        <text:list-item>
          <text:p text:style-name="P119">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3"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480085" text:continue-list="list41466285" text:style-name="диалог">
        <text:list-item>
          <text:p text:style-name="P96">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464915"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487949"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же это <text:span text:style-name="T1">насторожило</text:span> не меня?</text:p>
      <text:p text:style-name="P3"><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3">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474618"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text:soft-page-break/>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oft-page-break/><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464214" text:continue-numbering="true" text:style-name="диалог">
        <text:list-item>
          <text:p text:style-name="P96">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7">Главное условие — прислушаться к ней.</text:p>
      <text:p text:style-name="P7">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text:soft-page-break/>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text:soft-page-break/>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1"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3"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3"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476117"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469224"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474508"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471999"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3"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488901"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474891"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490916"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481613"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461803"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3"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474998"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3"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470556"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476178"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467824"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462019"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473332"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475289"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489215"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3"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480766"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472030" text:continue-numbering="true" text:style-name="диалог">
        <text:list-item>
          <text:p text:style-name="P92"><text:soft-page-break/>Ты что, обиделся? На что? На то, что не можешь оказать мне помощь?</text:p>
        </text:list-item>
      </text:list>
      <text:h text:style-name="P83"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484704"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490607"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3"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478645"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494333"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467595"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492961"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481102"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477422"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489946"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3"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485550"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466590"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466949"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488153"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3"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488250"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478648"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465113"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466776"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470314"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480514"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3"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494082"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476185"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470653"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489869"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474401"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489935"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1461941"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3"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466340"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484641"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481862"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467451"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1489383"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477629"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1462303"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1472890"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469779"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478274"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478529"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478355"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489442"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469397"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3"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469835" text:continue-numbering="true" text:style-name="диалог">
        <text:list-item>
          <text:p text:style-name="P113"><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462003"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3"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488477" text:continue-numbering="true" text:style-name="диалог">
        <text:list-item>
          <text:p text:style-name="P99">Ого, сколько нежности! Всегда бы так!</text:p>
        </text:list-item>
        <text:list-item>
          <text:p text:style-name="P99">Ммм... спасибо, милый! Ты настоящий джентльмен! Если бы еще дома так себя вел, то цены бы тебе не было! На тебе цем!</text:p>
        </text:list-item>
        <text:list-item>
          <text:p text:style-name="P103"><text:span text:style-name="T10">Откуда столько внимания? Или это ты перед друзьями рисуешься?</text:span>!</text:p>
        </text:list-item>
        <text:list-item>
          <text:p text:style-name="P99">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3"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5"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466300"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473935"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469503"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492453"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477966"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485242"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469808"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5"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492115"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462482"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494485"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486210"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480332"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5"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466034"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468978"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479378"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5"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3"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479374"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463236"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3"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475297"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5"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975509280884326495" text:style-name="L4">
        <text:list-item>
          <text:p text:style-name="P134"><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100"><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0"><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0"><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3"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413079757386367890" text:style-name="L5">
        <text:list-item>
          <text:p text:style-name="P135"><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 «Хватит жр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491329" text:continue-list="list41475297"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3"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473543"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481424" text:continue-numbering="true" text:style-name="диалог">
        <text:list-item>
          <text:p text:style-name="P109">Что здесь такого? Я же тебя люблю! А она для меня ничего не значит!</text:p>
        </text:list-item>
        <text:list-item>
          <text:p text:style-name="P109">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474342" text:continue-numbering="true" text:style-name="диалог">
        <text:list-item>
          <text:p text:style-name="P109">Не имеет значения, что произошло в тот момент, когда люди были, как бы, не вместе...</text:p>
        </text:list-item>
        <text:list-item>
          <text:p text:style-name="P109">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494292" text:continue-numbering="true" text:style-name="диалог">
        <text:list-item>
          <text:p text:style-name="P109">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473448"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493829"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482019" text:continue-numbering="true" text:style-name="диалог">
        <text:list-item>
          <text:p text:style-name="P109">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486182"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463101"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467734"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494495"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473211"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3"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488892"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3"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3"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478449"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3"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477995" text:continue-numbering="true" text:style-name="диалог">
        <text:list-item>
          <text:p text:style-name="P92">Так будет лучше для нас.</text:p>
        </text:list-item>
      </text:list>
      <text:p text:style-name="P3">Или:</text:p>
      <text:list xml:id="list41488182"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477792" text:continue-list="list41486297" text:style-name="List_20_1">
        <text:list-item text:start-value="1">
          <text:p text:style-name="P136">Недоверие.</text:p>
          <text:p text:style-name="P137">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6">Избегание источников раздражителя.</text:p>
          <text:p text:style-name="P137">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6">Ирония, подход с юмором.</text:p>
          <text:p text:style-name="P137"><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6">Мнимое непонимание.</text:p>
          <text:p text:style-name="P137">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6">Критичность мышления.</text:p>
          <text:p text:style-name="P137">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6">Возможность выбора.</text:p>
          <text:p text:style-name="P137">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6">Наличие времени на обдумывание.</text:p>
          <text:p text:style-name="P137">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6">Уверенность в себе и больше смелости.</text:p>
          <text:p text:style-name="P137"><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6">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2"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488765" text:continue-list="list41477792" text:style-name="List_20_1">
        <text:list-item text:start-value="1">
          <text:p text:style-name="P111">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4">Последствия<text:span text:style-name="T10">:</text:span></text:p>
              <text:p text:style-name="P110"><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5">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4">Последствия:</text:p>
              <text:p text:style-name="P101">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2">Наказание</text:p>
          <text:list>
            <text:list-item>
              <text:p text:style-name="P101"><text:span text:style-name="T9">Слишком строгие наказания</text:span>:</text:p>
              <text:p text:style-name="P101"><text:soft-page-break/>Воспитание запугиванием, лишениями, шантажом, криками, унижениями, избиениями. Стиль воспитания - «Око за око».</text:p>
              <text:p text:style-name="P101"><text:span text:style-name="T9">Последствия</text:span>:</text:p>
              <text:p text:style-name="P101">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4">Безнаказанность<text:span text:style-name="T10">:</text:span></text:p>
              <text:p text:style-name="P101">Абсолютное отсутствие наказания в воспитании, игнорирование плохого поведения ребенка, поощрение за плохое поведения:</text:p>
              <text:p text:style-name="P101">— На, только не плачь (На, только заткнись)!</text:p>
              <text:p text:style-name="P104">Последствия<text:span text:style-name="T10">:</text:span></text:p>
              <text:p text:style-name="P101">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2">Забота</text:p>
          <text:list>
            <text:list-item>
              <text:p text:style-name="P104">Гиперопека<text:span text:style-name="T10">:</text:span></text:p>
              <text:p text:style-name="P101">Воспитание гиперконтролем не агрессивного характера.</text:p>
              <text:p text:style-name="P101"><text:soft-page-break/>— Не трогайте моего мальчика!!!</text:p>
              <text:p text:style-name="P104">Последствия<text:span text:style-name="T10">:</text:span></text:p>
              <text:p text:style-name="P101">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4">Отсутствие заботы и защиты<text:span text:style-name="T10">:</text:span></text:p>
              <text:p text:style-name="P101">Игнорирование родителями физического и морального состояния ребенка, обвинение ребенка в случившихся с ним неприятностях.</text:p>
              <text:p text:style-name="P101">— Ты должен уметь за себя постоять! Сам виноват!</text:p>
              <text:p text:style-name="P104">Последствия<text:span text:style-name="T10">:</text:span></text:p>
              <text:p text:style-name="P101">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2">Помощь</text:p>
          <text:list>
            <text:list-item>
              <text:p text:style-name="P104">Отсутствие помощи<text:span text:style-name="T10">:</text:span></text:p>
              <text:p text:style-name="P101">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1"><text:soft-page-break/>— Ты должен сам справиться!</text:p>
              <text:p text:style-name="P104">Последствия<text:span text:style-name="T10">:</text:span></text:p>
              <text:p text:style-name="P104"><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4">Переизбыток помощи<text:span text:style-name="T10">:</text:span></text:p>
              <text:p text:style-name="P101">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1">— Сынок, ты покакал?</text:p>
              <text:p text:style-name="P104">Последствия<text:span text:style-name="T10">:</text:span></text:p>
              <text:p text:style-name="P104"><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2">Внимание</text:p>
          <text:list>
            <text:list-item>
              <text:p text:style-name="P106"><text:span text:style-name="T8">Нарушение личных границ</text:span><text:span text:style-name="T12">:</text:span></text:p>
              <text:p text:style-name="P101">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1">— Ты не должен был так делать!</text:p>
              <text:p text:style-name="P106"><text:span text:style-name="T8">Последствия</text:span><text:span text:style-name="T12">:</text:span></text:p>
              <text:p text:style-name="P106"><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6"><text:span text:style-name="T8">Равнодушие</text:span><text:span text:style-name="T12">:</text:span></text:p>
              <text:p text:style-name="P101">Равнодушие родителей к чувствам, интересам, склонностям и внутреннему миру ребенка, а также к его переживаниям и проблемам.</text:p>
              <text:p text:style-name="P101">— Мне все-равно, что ты думаешь!</text:p>
              <text:p text:style-name="P106"><text:span text:style-name="T8">Последствия</text:span><text:span text:style-name="T12">:</text:span></text:p>
              <text:p text:style-name="P101">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2">Мотивация</text:p>
          <text:list>
            <text:list-item>
              <text:p text:style-name="P104">Принуждение<text:span text:style-name="T10">:</text:span></text:p>
              <text:p text:style-name="P101">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1">— Мама лучше знает!</text:p>
              <text:p text:style-name="P104">Последствия<text:span text:style-name="T10">:</text:span></text:p>
              <text:p text:style-name="P104"><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4">Демотивация<text:span text:style-name="T10">:</text:span></text:p>
              <text:p text:style-name="P101">Воспитание внушением чувства ущербности, заставляя ребенка доказывать обратное.</text:p>
              <text:p text:style-name="P101">— Кто тебя такого полюбит!/Кому ты нужен?</text:p>
              <text:p text:style-name="P104">Последствия<text:span text:style-name="T10">:</text:span></text:p>
              <text:p text:style-name="P101">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2">Похвала</text:p>
          <text:list>
            <text:list-item>
              <text:p text:style-name="P104">Переизбыток похвалы<text:span text:style-name="T10">:</text:span></text:p>
              <text:p text:style-name="P101">Идеализация ребенка, необоснованное превозношение талантов, достижений и заслуг, игнорируя плохое поведение.</text:p>
              <text:p text:style-name="P101">— Наш ребенок - гений!</text:p>
              <text:p text:style-name="P104">Последствия<text:span text:style-name="T10">:</text:span></text:p>
              <text:p text:style-name="P104"><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4">Недостаток похвалы<text:span text:style-name="T10">:</text:span></text:p>
              <text:p text:style-name="P101">Отсутствии поощрения и похвалы в воспитании, что сопровождается упреками и сравнениями с окружающими.</text:p>
              <text:p text:style-name="P101">— Почему Петя может, а ты нет? Вот я в твоем возрасте...</text:p>
              <text:p text:style-name="P104">Последствия<text:span text:style-name="T10">:</text:span></text:p>
              <text:p text:style-name="P101">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2">Вежливость</text:p>
          <text:list>
            <text:list-item>
              <text:p text:style-name="P104">Лесть:</text:p>
              <text:p text:style-name="P101">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1">— Милая, ты сегодня такая красивая! Ты не против, если я пойду на рыбалку?</text:p>
              <text:p text:style-name="P104">Последствия<text:span text:style-name="T10">:</text:span></text:p>
              <text:p text:style-name="P101">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4"><text:soft-page-break/>Хамство<text:span text:style-name="T10">:</text:span></text:p>
              <text:p text:style-name="P101">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1">— Ты что оглох?!</text:p>
              <text:p text:style-name="P104">Последствия<text:span text:style-name="T10">:</text:span></text:p>
              <text:p text:style-name="P101">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2">Благодарность</text:p>
          <text:list>
            <text:list-item>
              <text:p text:style-name="P106"><text:span text:style-name="T8">Материальная благодарность</text:span><text:span text:style-name="T12">:</text:span></text:p>
              <text:p text:style-name="P101">Воспитание «дай за дай», материальное вознаграждение за выполнение обязанностей, подарки и сюрпризы в качестве платы за труды.</text:p>
              <text:p text:style-name="P101">— Напишешь контрольную на пять — получишь новый телефон!</text:p>
              <text:p text:style-name="P106"><text:span text:style-name="T8">Последствия</text:span><text:span text:style-name="T12">:</text:span></text:p>
              <text:p text:style-name="P101">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6"><text:span text:style-name="T8">Недостаток благодарности</text:span><text:span text:style-name="T12">:</text:span></text:p>
              <text:p text:style-name="P101"><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1">— Я бы и без тебя справилась!</text:p>
              <text:p text:style-name="P106"><text:span text:style-name="T8">Последствия</text:span><text:span text:style-name="T12">:</text:span></text:p>
              <text:p text:style-name="P101">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2">Щедрость</text:p>
          <text:list>
            <text:list-item>
              <text:p text:style-name="P104">Принуждение делиться<text:span text:style-name="T10">:</text:span></text:p>
              <text:p text:style-name="P104"><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7">— Я сегодня с тобой не дружу, потому, что ты жадина!</text:p>
              <text:p text:style-name="P104">Последствия<text:span text:style-name="T10">:</text:span></text:p>
              <text:p text:style-name="P104"><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4"><text:span text:style-name="T4">Жадность</text:span><text:span text:style-name="T5">:</text:span></text:p>
              <text:p text:style-name="P97">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7">— Не дам, у тебя своя есть!</text:p>
              <text:p text:style-name="P104"><text:span text:style-name="T4">Последствия</text:span><text:span text:style-name="T5">:</text:span></text:p>
              <text:p text:style-name="P97">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8">Честность</text:p>
          <text:list>
            <text:list-item>
              <text:p text:style-name="P104"><text:span text:style-name="T4">Лживость</text:span><text:span text:style-name="T5">:</text:span></text:p>
              <text:p text:style-name="P97"><text:soft-page-break/>Родители манипулировали ребенком, обещая что-то, но не выполняли своих обещаний. Воспитание враньем.</text:p>
              <text:p text:style-name="P97">— Сегодня не куплю — завтра куплю...</text:p>
              <text:p text:style-name="P104"><text:span text:style-name="T4">Последствия</text:span><text:span text:style-name="T5">:</text:span></text:p>
              <text:p text:style-name="P97">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4"><text:span text:style-name="T4">Чрезмерная откровенность</text:span><text:span text:style-name="T5">:</text:span></text:p>
              <text:p text:style-name="P97">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7">— Сынок, разводится ли с мамой?</text:p>
              <text:p text:style-name="P104">Последствия<text:span text:style-name="T10">:</text:span></text:p>
              <text:p text:style-name="P101">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4">Скрытность<text:span text:style-name="T10">:</text:span></text:p>
              <text:p text:style-name="P101"><text:soft-page-break/>Сокрытие родителями реальной обстановки ситуации (например, кризис в отношениях, развод), обнадеживание, вранье.</text:p>
              <text:p text:style-name="P97">— Мы с папой просто поговорим! / Врач только посмотрит — больно не будет!</text:p>
              <text:p text:style-name="P104">Последствия<text:span text:style-name="T10">:</text:span></text:p>
              <text:p text:style-name="P101">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4">Подозрительность<text:span text:style-name="T10">:</text:span></text:p>
              <text:p text:style-name="P101">Воспитание наказанием по (беспричинному) подозрению. Эгоизм и тревожность родителей, постоянная требовательность объяснений.</text:p>
              <text:p text:style-name="P97">— Ты точно ни у кого не списывал?</text:p>
              <text:p text:style-name="P104">Последствия<text:span text:style-name="T10">:</text:span></text:p>
              <text:p text:style-name="P101">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2">Взаимоотношения</text:p>
          <text:list>
            <text:list-item>
              <text:p text:style-name="P104"><text:soft-page-break/>Внутрисемейные<text:span text:style-name="T10">:</text:span></text:p>
              <text:p text:style-name="P101">Соперничество, что подразумевает выбор сторонников, создание коалиции:</text:p>
              <text:p text:style-name="P101">— Мы папе не скажем!..</text:p>
              <text:p text:style-name="P104">Последствия<text:span text:style-name="T10">:</text:span></text:p>
              <text:p text:style-name="P101">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4">Внесемейные<text:span text:style-name="T10">:</text:span></text:p>
              <text:p text:style-name="P101">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1">— Ты идешь гулять с Петей? Это тот самый Петя, который тебе подножку поставил в первом классе? Понятно...</text:p>
              <text:p text:style-name="P104">Последствия<text:span text:style-name="T10">:</text:span></text:p>
              <text:p text:style-name="P101"><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2">Стереотипное мышление</text:p>
          <text:p text:style-name="P104"><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4">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1">Негативное влияние на мнение ребенка о женщинах:</text:p>
              <text:p text:style-name="P112">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2"><text:soft-page-break/>— Все бабы дуры!</text:p>
              <text:p text:style-name="P104"><text:span text:style-name="T13">Последствия для мальчиков</text:span><text:span text:style-name="T22">:</text:span></text:p>
              <text:p text:style-name="P112">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4"><text:span text:style-name="T13">Последствия для девочек</text:span><text:span text:style-name="T22">:</text:span></text:p>
              <text:p text:style-name="P112">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4"><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2">Негативное влияние на мнение ребенка о мужчинах:</text:p>
              <text:list>
                <text:list-item>
                  <text:p text:style-name="P104"><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2">— Кому ты нужен?</text:p>
                  <text:p text:style-name="P104"><text:span text:style-name="T13">Последствия</text:span><text:span text:style-name="T22">:</text:span></text:p>
                  <text:p text:style-name="P112">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4"><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4"><text:span text:style-name="T13">Последствия</text:span><text:span text:style-name="T22">:</text:span></text:p>
                  <text:p text:style-name="P112">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4"><text:span text:style-name="T13">Восприятие себя</text:span><text:span text:style-name="T22">:</text:span></text:p>
              <text:list>
                <text:list-item>
                  <text:p text:style-name="P112">Воздействие ребенка на восприятие самого себя:</text:p>
                  <text:p text:style-name="P112">— Ты еще маленький!</text:p>
                  <text:p text:style-name="P112">Последствие:</text:p>
                </text:list-item>
              </text:list>
              <text:p text:style-name="P112"/>
              <text:p text:style-name="P112"/>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0"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477480" text:continue-list="list41488182" text:style-name="диалог">
        <text:list-item>
          <text:p text:style-name="P99">Что это было?</text:p>
        </text:list-item>
        <text:list-item>
          <text:p text:style-name="P99">Почему это произошло со мной?</text:p>
        </text:list-item>
        <text:list-item>
          <text:p text:style-name="P99">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481593" text:continue-numbering="true" text:style-name="диалог">
        <text:list-item>
          <text:p text:style-name="P99">Это притянуто за уши;</text:p>
        </text:list-item>
        <text:list-item>
          <text:p text:style-name="P99">Это абсолютная клевета;</text:p>
        </text:list-item>
        <text:list-item>
          <text:p text:style-name="P99">Она все это придумала;</text:p>
        </text:list-item>
        <text:list-item>
          <text:p text:style-name="P99">Это полный бред/абсурд;</text:p>
        </text:list-item>
        <text:list-item>
          <text:p text:style-name="P99">Это не стоит моего внимания;</text:p>
        </text:list-item>
        <text:list-item>
          <text:p text:style-name="P99"><text:soft-page-break/>Это просто смешно;</text:p>
        </text:list-item>
        <text:list-item>
          <text:p text:style-name="P99">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3">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Висхолдинг</text:chapter></text:p>
      </style:header-left>
      <style:footer>
        <text:p text:style-name="Footer"/>
      </style:footer>
      <style:footer-left>
        <text:p text:style-name="Footer"><text:page-number text:select-page="current">430</text:page-number></text:p>
      </style:footer-left>
    </style:master-page>
    <style:master-page style:name="Right_20_Page" style:display-name="Right Page" style:page-layout-name="Mpm5" style:next-style-name="Left_20_Page">
      <style:header>
        <text:p text:style-name="MP1"><text:chapter text:display="name" text:outline-level="4">Газлайтинг</text:chapter> </text:p>
      </style:header>
      <style:footer>
        <text:p text:style-name="Footer"><text:page-number text:select-page="current">43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13T21:28:07.59</dc:date>
    <meta:editing-cycles>1277</meta:editing-cycles>
    <meta:editing-duration>P37DT17H8M52S</meta:editing-duration>
    <meta:document-statistic meta:table-count="1" meta:image-count="0" meta:object-count="0" meta:page-count="586" meta:paragraph-count="4225" meta:word-count="105547" meta:character-count="66168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